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c385" officeooo:paragraph-rsid="0004c38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c385" officeooo:paragraph-rsid="0004c38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3280" officeooo:paragraph-rsid="000532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48dd" officeooo:paragraph-rsid="000cd00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48dd" officeooo:paragraph-rsid="000f903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3280" officeooo:paragraph-rsid="0005328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f3e5" style:font-weight-asian="normal" style:font-weight-complex="normal"/>
    </style:style>
    <style:style style:name="T3" style:family="text">
      <style:text-properties fo:font-weight="normal" officeooo:rsid="000a3b50" style:font-weight-asian="normal" style:font-weight-complex="normal"/>
    </style:style>
    <style:style style:name="T4" style:family="text">
      <style:text-properties fo:font-weight="normal" officeooo:rsid="000e4bde" style:font-weight-asian="normal" style:font-weight-complex="normal"/>
    </style:style>
    <style:style style:name="T5" style:family="text">
      <style:text-properties fo:font-weight="normal" officeooo:rsid="000ec4c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2/7/18</text:p>
      <text:p text:style-name="P2">EECS 473 – Grad Student Project</text:p>
      <text:p text:style-name="P2"/>
      <text:p text:style-name="P6">Link to Github code:</text:p>
      <text:p text:style-name="P6">Video:</text:p>
      <text:p text:style-name="P6"/>
      <text:p text:style-name="P3">Background</text:p>
      <text:p text:style-name="P3"><text:span text:style-name="T1">For my EECS 473 project, I plan on using the IRB140 robot to pick up various toy blocks in Gazebo and use them to assemble a structure. <text:s/></text:span><text:span text:style-name="T2">I intend on assembling a small Jenga tower consisting of nine total blocks.</text:span></text:p>
      <text:p text:style-name="P3"><text:span text:style-name="T2"/></text:p>
      <text:p text:style-name="P4"><text:span text:style-name="T2">S</text:span><text:span text:style-name="T1">ince I am doing this project primarily on my Virtual Machine, I had to make sure that the robot environment would not cause my compute to crash. <text:s/></text:span><text:span text:style-name="T3">I went to Dr. Newman for some help and he made edits to both the irb140.launch and irb140.xacro files. <text:s/></text:span></text:p>
      <text:p text:style-name="P4"><text:span text:style-name="T3"/></text:p>
      <text:p text:style-name="P5"><text:span text:style-name="T3">This diabled the simulated Gazebo camera that accompanied the IRB140. <text:s/>Rviz was disabled as well. <text:s/>The stream of information from the camera was too much for my processor to handle, and it caused Gazebo to crash whenever I would try launching the robot. <text:s/>With both the camera and Rviz disabled, I was able to launch the IRB140 robot without issues. <text:s/></text:span><text:span text:style-name="T4">Dr. Newman also showed me how to add more toy blocks into the Gazebo environment through editing the irb140.launch file.</text:span><text:span text:style-name="T3"> <text:s/></text:span><text:span text:style-name="T5">This was important because my project relies on having toy blocks present so the robot can manipulate them.</text:span></text:p>
      <text:p text:style-name="P5"><text:span text:style-name="T3"><text:s text:c="2"/></text:span></text:p>
      <text:p text:style-name="P3"><text:span text:style-name="T1"/></text:p>
      <text:p text:style-name="P3">Theory of Operation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39:11.752535066</meta:creation-date>
    <dc:date>2018-11-28T12:50:24.099628955</dc:date>
    <meta:editing-duration>PT11M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02" meta:character-count="1153" meta:non-whitespace-character-count="950"/>
  </office:meta>
</office:document-meta>
</file>